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text-properties fo:font-weight="bold" officeooo:rsid="002b244e" officeooo:paragraph-rsid="002b244e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91100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b9c5b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2b9c5b" style:font-style-asian="normal" style:font-style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1e67af" style:font-style-asian="normal" style:font-style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b9c5b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26870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paragraph-rsid="002b9c5b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2b9c5b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26870d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91100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2b9c5b"/>
    </style:style>
    <style:style style:name="P3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fo:font-size="12pt" fo:font-style="normal" fo:font-weight="normal" officeooo:rsid="001de16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fo:font-size="12pt" fo:font-style="normal" fo:font-weight="normal" officeooo:rsid="002c79c4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c79c4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de16f" officeooo:paragraph-rsid="002c79c4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fo:font-style="normal" officeooo:rsid="002450e6" style:font-style-asian="normal" style:font-style-complex="normal"/>
    </style:style>
    <style:style style:name="T11" style:family="text">
      <style:text-properties fo:font-style="normal" officeooo:rsid="0026870d" style:font-style-asian="normal" style:font-style-complex="normal"/>
    </style:style>
    <style:style style:name="T12" style:family="text">
      <style:text-properties fo:font-style="normal" officeooo:rsid="0027c2e5" style:font-style-asian="normal" style:font-style-complex="normal"/>
    </style:style>
    <style:style style:name="T13" style:family="text">
      <style:text-properties fo:font-style="normal" officeooo:rsid="002867b7" style:font-style-asian="normal" style:font-style-complex="normal"/>
    </style:style>
    <style:style style:name="T14" style:family="text">
      <style:text-properties fo:font-style="normal" officeooo:rsid="00291100" style:font-style-asian="normal" style:font-style-complex="normal"/>
    </style:style>
    <style:style style:name="T15" style:family="text">
      <style:text-properties fo:font-style="normal" officeooo:rsid="002b9c5b" style:font-style-asian="normal" style:font-style-complex="normal"/>
    </style:style>
    <style:style style:name="T16" style:family="text">
      <style:text-properties officeooo:rsid="0021706a"/>
    </style:style>
    <style:style style:name="T17" style:family="text">
      <style:text-properties officeooo:rsid="002450e6"/>
    </style:style>
    <style:style style:name="T18" style:family="text">
      <style:text-properties officeooo:rsid="00291100"/>
    </style:style>
    <style:style style:name="T19" style:family="text">
      <style:text-properties officeooo:rsid="002b244e"/>
    </style:style>
    <style:style style:name="T20" style:family="text">
      <style:text-properties officeooo:rsid="002b9c5b"/>
    </style:style>
    <style:style style:name="T21" style:family="text">
      <style:text-properties officeooo:rsid="002001c8"/>
    </style:style>
    <style:style style:name="T22" style:family="text">
      <style:text-properties officeooo:rsid="002c79c4"/>
    </style:style>
    <style:style style:name="T23" style:family="text">
      <style:text-properties officeooo:rsid="001e67af"/>
    </style:style>
    <style:style style:name="T24" style:family="text">
      <style:text-properties fo:color="#000000" style:font-name="Menlo-Regular" fo:font-size="11pt" style:font-size-asian="11pt"/>
    </style:style>
    <style:style style:name="T25" style:family="text">
      <style:text-properties fo:color="#000000" style:font-name="Menlo-Regular" fo:font-size="11pt" officeooo:rsid="001e67af" style:font-size-asian="11pt"/>
    </style:style>
    <style:style style:name="T26" style:family="text">
      <style:text-properties fo:color="#000000" style:font-name="Menlo-Regular" fo:font-size="11pt" officeooo:rsid="002c79c4" style:font-size-asian="11pt"/>
    </style:style>
    <style:style style:name="T27" style:family="text">
      <style:text-properties fo:color="#000000" style:font-name="Menlo-Regular" fo:font-size="11pt" fo:font-style="normal" officeooo:rsid="001e67af" style:font-size-asian="11pt" style:font-style-asian="normal" style:font-style-complex="normal"/>
    </style:style>
    <style:style style:name="T28" style:family="text">
      <style:text-properties fo:color="#000000" fo:font-size="11pt" style:font-size-asian="11pt"/>
    </style:style>
    <style:style style:name="T29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2">ADMINISTRATEURS</text:p>
      <text:p text:style-name="P1">Ajout administrateur :</text:p>
      <text:p text:style-name="P3">POST <text:span text:style-name="T3">myAlfred</text:span><text:span text:style-name="T1">/</text:span><text:span text:style-name="T3">api/companies/admin</text:span></text:p>
      <text:p text:style-name="P11">data : { firstname, name, email}</text:p>
      <text:p text:style-name="P11">retour : Ok ou erreurs dans { firstname, name, email}</text:p>
      <text:p text:style-name="P4"/>
      <text:p text:style-name="P22">Récupérer liste des employés :</text:p>
      <text:p text:style-name="P4"><text:span text:style-name="T4">GET myAlfred</text:span><text:span text:style-name="T2">/</text:span><text:span text:style-name="T4">api/companies/users</text:span></text:p>
      <text:p text:style-name="P5"><text:span text:style-name="T4">r</text:span><text:span text:style-name="T3">etour : [user1, user2]</text:span></text:p>
      <text:p text:style-name="P22"/>
      <text:p text:style-name="P22">Donner le droit :</text:p>
      <text:p text:style-name="P4"><text:span text:style-name="T4">PUT myAlfred</text:span><text:span text:style-name="T2">/</text:span><text:span text:style-name="T4">api/companies/admin</text:span></text:p>
      <text:p text:style-name="P11">data : { user_id}</text:p>
      <text:p text:style-name="P4"><text:span text:style-name="T4">retour : Ok ou erreurs dans { </text:span><text:span text:style-name="T7">error</text:span><text:span text:style-name="T4">}</text:span></text:p>
      <text:p text:style-name="P11"/>
      <text:p text:style-name="P23"><text:span text:style-name="T20">Supprimer </text:span>le droit :</text:p>
      <text:p text:style-name="P20"><text:span text:style-name="T15">DELETE </text:span><text:span text:style-name="T4">myAlfred</text:span><text:span text:style-name="T2">/</text:span><text:span text:style-name="T4">api/companies/admin</text:span><text:span text:style-name="T15">/:admin_id</text:span></text:p>
      <text:p text:style-name="P12">retour : Ok ou erreurs dans { <text:span text:style-name="T21">error</text:span>}</text:p>
      <text:p text:style-name="P25"/>
      <text:p text:style-name="P25">GROUPES</text:p>
      <text:p text:style-name="P25"/>
      <text:p text:style-name="P26"><text:span text:style-name="T10">Création </text:span><text:span text:style-name="T5">groupe de l’entreprise :</text:span></text:p>
      <text:p text:style-name="P17"><text:span text:style-name="T10">POST</text:span><text:span text:style-name="T4"> myAlfred</text:span><text:span text:style-name="T2">/</text:span><text:span text:style-name="T4">api/companies/</text:span><text:span text:style-name="T5">groups</text:span></text:p>
      <text:p text:style-name="P15"><text:span text:style-name="T5">d</text:span><text:span text:style-name="T3">ata : { name}</text:span></text:p>
      <text:p text:style-name="P8">retour : <text:span text:style-name="T17">group ou { error}</text:span></text:p>
      <text:p text:style-name="P8"/>
      <text:p text:style-name="P29"><text:span text:style-name="T15">Update </text:span><text:span text:style-name="T5">groupe de l’entreprise :</text:span></text:p>
      <text:p text:style-name="P20"><text:span text:style-name="T15">PUT</text:span><text:span text:style-name="T4"> myAlfred</text:span><text:span text:style-name="T2">/</text:span><text:span text:style-name="T4">api/companies/</text:span><text:span text:style-name="T5">groups</text:span><text:span text:style-name="T15">/:group_id</text:span></text:p>
      <text:p text:style-name="P16"><text:span text:style-name="T5">d</text:span><text:span text:style-name="T3">ata : { name</text:span><text:span text:style-name="T15">, budget</text:span><text:span text:style-name="T3">}</text:span></text:p>
      <text:p text:style-name="P10">retour : <text:span text:style-name="T17">group ou { error}</text:span></text:p>
      <text:p text:style-name="P8"/>
      <text:p text:style-name="P24">Récupération groupes de l’entreprise <text:span text:style-name="T19">(contenant ses membres et les services autorisés ) </text:span>:</text:p>
      <text:p text:style-name="P6"><text:span text:style-name="T4">GET myAlfred</text:span><text:span text:style-name="T2">/</text:span><text:span text:style-name="T4">api/companies/</text:span><text:span text:style-name="T5">groups</text:span></text:p>
      <text:p text:style-name="P9">retour : [group1_<text:span text:style-name="T18">avec_membres</text:span>, group2<text:span text:style-name="T18">avec_membres ]</text:span> <text:span text:style-name="T16">ou { error}</text:span></text:p>
      <text:p text:style-name="P7"/>
      <text:p text:style-name="P27"><text:span text:style-name="T11">Suppression </text:span><text:span text:style-name="T5">groupe de l’entreprise :</text:span></text:p>
      <text:p text:style-name="P18"><text:span text:style-name="T11">DELETE </text:span><text:span text:style-name="T4">myAlfred</text:span><text:span text:style-name="T2">/</text:span><text:span text:style-name="T4">api/companies/</text:span><text:span text:style-name="T5">groups/:g</text:span><text:span text:style-name="T11">roup_id</text:span></text:p>
      <text:p text:style-name="P18"><text:span text:style-name="T5">retour : </text:span><text:span text:style-name="T12">rien</text:span><text:span text:style-name="T5"> </text:span><text:span text:style-name="T8">ou { error}</text:span></text:p>
      <text:p text:style-name="P7"/>
      <text:p text:style-name="P21"><text:span text:style-name="T6">Ajout d’un utilisateur à un groupe </text:span><text:span text:style-name="T5">d’entreprise :</text:span></text:p>
      <text:p text:style-name="P14"><text:span text:style-name="T6">PUT </text:span><text:span text:style-name="T4">myAlfred</text:span><text:span text:style-name="T2">/</text:span><text:span text:style-name="T4">api/companies/</text:span><text:span text:style-name="T5">groups/:group_id/</text:span><text:span text:style-name="T13">member</text:span></text:p>
      <text:p text:style-name="P14"><text:span text:style-name="T6">data : </text:span><text:span text:style-name="T8">{user_id}</text:span></text:p>
      <text:p text:style-name="P14"><text:span text:style-name="T5">retour : </text:span><text:span text:style-name="T6">Ok ou { </text:span><text:span text:style-name="T9">error </text:span><text:span text:style-name="T6">}</text:span></text:p>
      <text:p text:style-name="P13"/>
      <text:p text:style-name="P28"><text:span text:style-name="T14">Suppression </text:span><text:span text:style-name="T6">d’un utilisateur </text:span><text:span text:style-name="T14">d’</text:span><text:span text:style-name="T6">un groupe </text:span><text:span text:style-name="T5">d’entreprise :</text:span></text:p>
      <text:p text:style-name="P19"><text:span text:style-name="T14">DELETE</text:span><text:span text:style-name="T6"> </text:span><text:span text:style-name="T5">myAlfred</text:span><text:span text:style-name="T2">/</text:span><text:span text:style-name="T4">api/companies/</text:span><text:span text:style-name="T5">groups/:group_id/</text:span><text:span text:style-name="T13">member/:u</text:span><text:span text:style-name="T14">ser_id</text:span></text:p>
      <text:p text:style-name="P19"><text:span text:style-name="T5">retour : </text:span><text:span text:style-name="T6">Ok ou { </text:span><text:span text:style-name="T9">error </text:span><text:span text:style-name="T6">}</text:span></text:p>
      <text:p text:style-name="P19"><text:span text:style-name="T6"/></text:p>
      <text:p text:style-name="P35"><text:span text:style-name="T22">SERVICES AUTORISES PAR GROUPES</text:span></text:p>
      <text:p text:style-name="P36"/>
      <text:p text:style-name="P38"><text:soft-page-break/>Ajout d'autorisation d'un service à un groupe</text:p>
      <text:p text:style-name="P30"><text:span text:style-name="T29"><text:tab/>PUT /myAlfred/api/companies/groups/:group_id/allowedServices</text:span></text:p>
      <text:p text:style-name="P32"><text:span text:style-name="T29"><text:tab/>data : service_id</text:span></text:p>
      <text:p text:style-name="P32"><text:span text:style-name="T29"><text:tab/>retour : OK ou { error }</text:span></text:p>
      <text:p text:style-name="P32"><text:span text:style-name="T29"/></text:p>
      <text:p text:style-name="P38">Suppression d'autorisation d'un service à un groupe</text:p>
      <text:p text:style-name="P31"><text:span text:style-name="T29"><text:tab/>DELETE /myAlfred/api/companies/groups/:group_id/allowedServices/:service_id</text:span></text:p>
      <text:p text:style-name="P32"><text:span text:style-name="T29"><text:tab/>retour : OK ou { error }</text:span></text:p>
      <text:p text:style-name="P32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4:05.668054090</meta:creation-date>
    <dc:date>2021-03-03T17:59:33.291370530</dc:date>
    <meta:editing-duration>PT2H6M18S</meta:editing-duration>
    <meta:editing-cycles>21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46" meta:word-count="215" meta:character-count="1600" meta:non-whitespace-character-count="1426"/>
  </office:meta>
</office:document-meta>
</file>